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Frigo</text:p>
            <text:p><text:a xlink:href="https://github.com/FrigoCoder/">https://github.com/FrigoCoder/</text:a></text:p>
            <text:p><text:a xlink:href="mailto:sandor.orosz@ibm.com">sandor.orosz@ibm.com</text:a></text:p>
            <text:p><text:a xlink:href="mailto:frigocoder@gmail.com">frigocoder@gmail.com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Java EE 6+ standard and central feature</text:p>
              </text:list-item>
              <text:list-item>
                <text:p>Formerly known as Web Beans</text:p>
              </text:list-item>
              <text:list-item>
                <text:p>Integrates other Java EE technologies:</text:p>
                <text:list>
                  <text:list-item>
                    <text:p>Servlets</text:p>
                  </text:list-item>
                  <text:list-item>
                    <text:p>JSF</text:p>
                  </text:list-item>
                  <text:list-item>
                    <text:p>JSP</text:p>
                  </text:list-item>
                  <text:list-item>
                    <text:p>EL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ependency Injection</text:p>
              </text:list-item>
              <text:list-item>
                <text:p>Context and Life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2009-10: @Inject JSR-330 (Java EE 6)</text:p>
              </text:list-item>
              <text:list-item>
                <text:p>2009-12: CDI 1.0 JSR-299 (Java EE 6)</text:p>
              </text:list-item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5" draw:layer="layout" svg:width="25.199cm" svg:height="15.348cm" svg:x="1.4cm" svg:y="4.914cm" presentation:class="outline" presentation:user-transformed="true">
          <draw:text-box>
            <text:list text:style-name="L3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Java EE Application Server</text:p>
              </text:list-item>
              <text:list-item>
                <text:p>Java EE Application</text:p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0 requires it</text:p>
                  </text:list-item>
                  <text:list-item>
                    <text:p>CDI 1.1 no longer needs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DI 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 Java EE 6+ everything is a Managed Bean</text:p>
              </text:list-item>
              <text:list-item>
                <text:p>Basic components</text:p>
              </text:list-item>
              <text:list-item>
                <text:p>Managed by container</text:p>
              </text:list-item>
              <text:list-item>
                <text:p>Lifecycle</text:p>
              </text:list-item>
              <text:list-item>
                <text:p>Interception</text:p>
              </text:list-item>
              <text:list-item>
                <text:p>Injection</text:p>
              </text:list-item>
              <text:list-item>
                <text:p>Accessible from outside CDI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8T21:31:12.54</meta:creation-date>
    <meta:editing-duration>PT2H24M23S</meta:editing-duration>
    <meta:editing-cycles>59</meta:editing-cycles>
    <meta:generator>OpenOffice/4.1.5$Win32 OpenOffice.org_project/415m1$Build-9789</meta:generator>
    <dc:date>2019-07-08T23:55:57.56</dc:date>
    <meta:document-statistic meta:object-count="49"/>
  </office:meta>
</office:document-meta>
</file>